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1E00ECC50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mplab-title">
      <style:graphic-properties draw:auto-grow-height="true" fo:min-height="1.598cm"/>
    </style:style>
    <style:style style:name="pr2" style:family="presentation" style:parent-style-name="tmplab-subtitle">
      <style:graphic-properties draw:auto-grow-height="true" fo:min-height="14.035cm"/>
    </style:style>
    <style:style style:name="pr3" style:family="presentation" style:parent-style-name="tmplab-notes">
      <style:graphic-properties draw:fill-color="#ffffff" draw:auto-grow-height="true" fo:min-height="13.365cm"/>
    </style:style>
    <style:style style:name="pr4" style:family="presentation" style:parent-style-name="tmplab-outline1">
      <style:graphic-properties fo:min-height="10.838cm"/>
    </style:style>
    <style:style style:name="pr5" style:family="presentation" style:parent-style-name="tmplab-notes">
      <style:graphic-properties draw:fill-color="#ffffff" fo:min-height="13.114cm"/>
    </style:style>
  </office:automatic-styles>
  <office:body>
    <office:presentation>
      <presentation:footer-decl presentation:name="ftr1">Blender ODP Importer - Kevin 'Kiniou' Roy - /tmp/lab</presentation:footer-decl>
      <presentation:date-time-decl presentation:name="dtd1" presentation:source="current-date" style:data-style-name="D3"/>
      <draw:page draw:name="Title" draw:style-name="dp1" draw:master-page-name="tmplab" presentation:presentation-page-layout-name="AL1T0" presentation:use-footer-name="ftr1" presentation:use-date-time-name="dtd1" draw:nav-order="id1 id2">
        <office:forms form:automatic-focus="false" form:apply-design-mode="false"/>
        <draw:frame presentation:style-name="pr1" draw:id="id1" draw:layer="layout" svg:width="25.5cm" svg:height="1.737cm" svg:x="1.249cm" svg:y="0.17cm" presentation:class="title" presentation:placeholder="true" presentation:user-transformed="true">
          <draw:text-box/>
        </draw:frame>
        <draw:frame presentation:style-name="pr2" draw:id="id2" draw:layer="layout" svg:width="26.079cm" svg:height="14.035cm" svg:x="0.92cm" svg:y="2.3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evel 1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079cm" svg:height="14.034cm" svg:x="0.92cm" svg:y="2.325cm" presentation:class="outline" presentation:placeholder="true">
          <draw:text-box/>
        </draw:frame>
        <draw:frame presentation:style-name="tmplab-title" draw:layer="layout" svg:width="25.5cm" svg:height="1.737cm" svg:x="1.249cm" svg:y="0.169cm" presentation:class="titl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mplab" presentation:presentation-page-layout-name="AL2T1" presentation:use-footer-name="ftr1" presentation:use-date-time-name="dtd1">
        <office:forms form:automatic-focus="false" form:apply-design-mode="false"/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mplab" presentation:presentation-page-layout-name="AL2T1" presentation:use-footer-name="ftr1" presentation:use-date-time-name="dtd1"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mplab" presentation:presentation-page-layout-name="AL2T1" presentation:use-footer-name="ftr1" presentation:use-date-time-name="dtd1"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mplab" presentation:presentation-page-layout-name="AL2T1" presentation:use-footer-name="ftr1" presentation:use-date-time-name="dtd1"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mplab" presentation:presentation-page-layout-name="AL2T1" presentation:use-footer-name="ftr1" presentation:use-date-time-name="dtd1"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mplab" presentation:presentation-page-layout-name="AL2T1" presentation:use-footer-name="ftr1" presentation:use-date-time-name="dtd1"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mplab" presentation:presentation-page-layout-name="AL2T1" presentation:use-footer-name="ftr1" presentation:use-date-time-name="dtd1"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mplab" presentation:presentation-page-layout-name="AL2T1" presentation:use-footer-name="ftr1" presentation:use-date-time-name="dtd1"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mplab" presentation:presentation-page-layout-name="AL2T1" presentation:use-footer-name="ftr1" presentation:use-date-time-name="dtd1"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mplab" presentation:presentation-page-layout-name="AL2T1" presentation:use-footer-name="ftr1" presentation:use-date-time-name="dtd1">
        <draw:frame presentation:style-name="tmplab-title" draw:layer="layout" svg:width="25.5cm" svg:height="1.737cm" svg:x="1.249cm" svg:y="0.169cm" presentation:class="title" presentation:placeholder="true">
          <draw:text-box/>
        </draw:frame>
        <draw:frame presentation:style-name="tmplab-outline1" draw:layer="layout" svg:width="26.079cm" svg:height="13.86cm" svg:x="0.92cm" svg:y="2.32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ackground" xlink:href="Pictures/1000020100000320000001E00ECC5047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mplab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tmplab-backgroundobjects" style:family="presentation">
      <style:graphic-properties draw:textarea-horizontal-align="center" draw:textarea-vertical-align="middle" fo:wrap-option="wrap" draw:shadow="hidden" draw:shadow-offset-x="0.3cm" draw:shadow-offset-y="0.3cm" draw:shadow-color="#808080"/>
      <style:text-properties style:text-outline="true" fo:font-family="'Liberation Sans'" style:font-style-name="Gras" style:font-family-generic="swiss" style:font-pitch="variable" fo:font-weight="bold" style:letter-kerning="true"/>
    </style:style>
    <style:style style:name="tmplab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mplab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mpla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79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mplab-outline2" style:family="presentation" style:parent-style-name="tmplab-outline1">
      <style:paragraph-properties fo:margin-top="0cm" fo:margin-bottom="0.4cm"/>
      <style:text-properties fo:font-size="18pt" fo:font-weight="normal" style:font-size-asian="28pt" style:font-size-complex="28pt"/>
    </style:style>
    <style:style style:name="tmplab-outline3" style:family="presentation" style:parent-style-name="tmplab-outline2">
      <style:paragraph-properties fo:margin-top="0cm" fo:margin-bottom="0.3cm"/>
      <style:text-properties fo:font-size="16pt" style:font-size-asian="24pt" style:font-size-complex="24pt"/>
    </style:style>
    <style:style style:name="tmplab-outline4" style:family="presentation" style:parent-style-name="tmplab-outline3">
      <style:paragraph-properties fo:margin-top="0cm" fo:margin-bottom="0.2cm"/>
      <style:text-properties fo:font-size="20pt" style:font-size-asian="20pt" style:font-size-complex="20pt"/>
    </style:style>
    <style:style style:name="tmplab-outline5" style:family="presentation" style:parent-style-name="tmplab-outline4">
      <style:paragraph-properties fo:margin-top="0cm" fo:margin-bottom="0.1cm"/>
      <style:text-properties fo:font-size="20pt" style:font-size-asian="20pt" style:font-size-complex="20pt"/>
    </style:style>
    <style:style style:name="tmplab-outline6" style:family="presentation" style:parent-style-name="tmplab-outline5">
      <style:paragraph-properties fo:margin-top="0cm" fo:margin-bottom="0.1cm"/>
      <style:text-properties fo:font-size="20pt" style:font-size-asian="20pt" style:font-size-complex="20pt"/>
    </style:style>
    <style:style style:name="tmplab-outline7" style:family="presentation" style:parent-style-name="tmplab-outline6">
      <style:paragraph-properties fo:margin-top="0cm" fo:margin-bottom="0.1cm"/>
      <style:text-properties fo:font-size="20pt" style:font-size-asian="20pt" style:font-size-complex="20pt"/>
    </style:style>
    <style:style style:name="tmplab-outline8" style:family="presentation" style:parent-style-name="tmplab-outline7">
      <style:paragraph-properties fo:margin-top="0cm" fo:margin-bottom="0.1cm"/>
      <style:text-properties fo:font-size="20pt" style:font-size-asian="20pt" style:font-size-complex="20pt"/>
    </style:style>
    <style:style style:name="tmplab-outline9" style:family="presentation" style:parent-style-name="tmplab-outline8">
      <style:paragraph-properties fo:margin-top="0cm" fo:margin-bottom="0.1cm"/>
      <style:text-properties fo:font-size="20pt" style:font-size-asian="20pt" style:font-size-complex="20pt"/>
    </style:style>
    <style:style style:name="tmplab-sub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3.86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mplab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40pt" fo:letter-spacing="normal" fo:language="fr" fo:country="FR" fo:font-style="italic" fo:text-shadow="none" style:text-underline-style="dot-dash" style:text-underline-width="auto" style:text-underline-color="font-color" fo:font-weight="bold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mplab-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.598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mplab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color="#000000" style:text-outline="true" style:text-line-through-style="none" style:text-position="0% 100%" fo:font-family="'Liberation Sans'" style:font-family-generic="roman" style:font-pitch="variable" fo:font-size="44pt" fo:letter-spacing="normal" fo:language="fr" fo:country="F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mplab-title">
      <style:graphic-properties draw:auto-grow-height="false" fo:min-height="3.507cm"/>
    </style:style>
    <style:style style:name="Mpr2" style:family="presentation" style:parent-style-name="tmplab-backgroundobjects">
      <style:graphic-properties draw:stroke="none" draw:fill="none" draw:fill-color="#ffffff" draw:auto-grow-height="false" fo:min-height="1.449cm"/>
    </style:style>
    <style:style style:name="Mpr3" style:family="presentation" style:parent-style-name="tmplab-backgroundobjects">
      <style:graphic-properties draw:stroke="none" draw:fill="none" draw:fill-color="#ffffff" draw:auto-grow-height="false" fo:min-height="1.485cm"/>
    </style:style>
    <style:style style:name="Mpr4" style:family="presentation" style:parent-style-name="tmpla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mplab" style:page-layout-name="PM1" draw:style-name="Mdp1">
      <draw:frame presentation:style-name="Mpr1" draw:layer="backgroundobjects" svg:width="25.5cm" svg:height="1.597cm" svg:x="1.249cm" svg:y="0.239cm" presentation:class="title">
        <draw:text-box>
          <text:p>Cliquez pour éditer le format du texte-titre</text:p>
        </draw:text-box>
      </draw:frame>
      <draw:frame presentation:style-name="tmplab-outline1" draw:layer="backgroundobjects" svg:width="26.079cm" svg:height="13.86cm" svg:x="0.92cm" svg:y="2.325cm" presentation:class="outline" presentation:placeholder="true">
        <draw:text-box/>
      </draw:frame>
      <draw:frame presentation:style-name="Mpr2" draw:text-style-name="MP3" draw:layer="backgroundobjects" svg:width="4cm" svg:height="1.875cm" svg:x="0cm" svg:y="19.124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3" draw:layer="backgroundobjects" svg:width="19.6cm" svg:height="1.875cm" svg:x="4.2cm" svg:y="19.124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4cm" svg:height="1.875cm" svg:x="23.999cm" svg:y="19.124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tmplab-title" draw:layer="backgroundobjects" svg:width="14.848cm" svg:height="11.135cm" svg:x="3.075cm" svg:y="2.257cm" presentation:class="page"/>
        <draw:frame presentation:style-name="tmplab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0T17:16:12</meta:creation-date>
    <meta:generator>OpenOffice.org/3.0$Linux OpenOffice.org_project/300m15$Build-9379</meta:generator>
    <meta:editing-duration>PT113H34M38S</meta:editing-duration>
    <meta:editing-cycles>34</meta:editing-cycles>
    <dc:date>2009-06-27T00:13:45</dc:date>
    <dc:creator>Kevin Roy</dc:creator>
    <meta:document-statistic meta:object-count="113"/>
    <meta:user-defined meta:name="Info 1"/>
    <meta:user-defined meta:name="Info 2"/>
    <meta:user-defined meta:name="Info 3"/>
    <meta:user-defined meta:name="Info 4"/>
  </office:meta>
</office:document-meta>
</file>